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57ffe" officeooo:paragraph-rsid="00057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el capr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Capron</meta:initial-creator>
    <meta:creation-date>2015-11-06T11:54:10.711916655</meta:creation-date>
    <dc:date>2015-11-06T11:54:31.859754367</dc:date>
    <dc:creator>Axel Capron</dc:creator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0.3.1$Linux_X86_64 LibreOffice_project/00m0$Build-1</meta:generator>
  </office:meta>
</office:document-meta>
</file>